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style-asian="italic"/>
    </style:style>
    <style:style style:name="T5" style:family="text">
      <style:text-properties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ril 1<text:span text:style-name="T1">st</text:span></text:p>
      <text:p text:style-name="P1"/>
      <text:p text:style-name="P2"><text:tab/>Friend has spent much of the last month with me; it is a rare day that I do not see her. The girl is pleasing to sit with; she does not ask me many questions of the outside world, and is content to tell me what she knows of her town and her home. However, she is quite lovely but stupid, and what she knows is very little. Perhaps it is just that she is young. She tells me that she is three hundred. She refuses to laugh a lot of the time.</text:p>
      <text:p text:style-name="P2"><text:tab/>We spend hours on the fourth floor of the apartment block, trailing our feet in the river. I once stepped into the stream to investigate the hatch from which the water pours – I know that the river, nameless and a trickle as it enters the canals of the residential district, flows into the building at ground level; a great roar is heard at the cistern, and the sound of mechanics, and then this, a lazy brook that meanders across the high floor of the flat. Someone has planted chicory here, and Friend lets her pet rodent, a mouse-like thing that materializes every few days, scurry about the beds, nibbling. She seems to wear the same clothes everyday, yet they remain so clean! A green slip, tied with Long Men Tails, jagged so that they press into the little hump of her stomach. I imagine they leave little divots like the feet of robins. It is quite odd to think of the uses that these makeshift genitals have; they adorn the waists of girls, the thresholds of shops, and the nets of the fishermen. I have yet to unravel the rather odd relationship the town has with the “Long Men”; that is to say, as my research has shown me, women. </text:p>
      <text:p text:style-name="P2"><text:tab/>She is small, and I imagine we look quite comical, strolling through town, her giant protector wrapped in rubber. Her eyes are very, very dark and she has a broad face, a face made for tattoos or scarification, and she has hair on her forearms, the sign of true beauty. Her teeth are bad, and she hides them, scowling usually, a twitch in her lip pulsating.</text:p>
      <text:p text:style-name="P2"><text:tab/>We went to meet her father at work the other day; the graveyard is off the Old Town and is burrowed into its own patch of wilderness, past a fence tied with Long Men's Tails and wildgrass. On the path we passed small yurts, wreaths of smoke coming from them; naked men emerged periodically and ran into the woods, yelling. My questions went unanswered; she is too young to know what they do. Friend tells me that these woods are the home of huge, venomous spiders that wreak terrible havoc on the colonies of mice that burrow under the tree bark. I have never seen them. Someone had hung salmon, dried and many years old, in the branches of some of the larger trees. </text:p>
      <text:p text:style-name="P2"><text:tab/>The graveyard is a wide bowl cut into the valley floor, and part of the mountain that rears above it. How the townspeople made such a depression without heavy machinery is beyond me; but I am learning not to question everything that I see here. </text:p>
      <text:p text:style-name="P2"><text:tab/>Friend's father was eating tuna from a can by his hut. A dirty spade rested near him; he had been digging. The graveyard has as much of a topography as the residential district; some of the steles and tombs rise many storeys, crowned with dioramas of winged men, women gripping swords, and gods with minuscule genitalia. A huge, reclining man is carved in a single piece basalt near the centre of the compound, leaning into a crouch as if he is about to spring at the mountain, to tackle it back below ground. Mr. Light barked at me not to wander, as it was not right that I should even be in such a place. Through the morning fog I could see terraces rising up the mountain, obelisks and crypts widening into great complexes, much like at Karnak or Thebes; however, here and there wild hares ranged between the plots, and the grass is lush and thick. There was a sweet smell on Mr. Lights breath, and all around me. He had hung rows of phylacteries, white and black, on copper railings around his hut, and I finally asked what they were for. He looked at me with something approximating acceptance, perhaps for the only time in our acquaintance, and told me that some people take a pinch of the grave dirt with them after they have buried their dead; it is worn on the arm or the forehead, and consulted for key decisions and celebrations. This really leaves me none the wiser, though the perceived importance of his task is clearly what buoys him up; he seems like a man that could sag at any moment. Friend finished talking to her father, and, quite amazingly, they shook hands; this is perhaps one of the oddest things that I have seen since arriving here. As we left I asked her what she had done; she took my hand, then, for the first time, and told <text:soft-page-break/>me that she had said goodbye. I asked her if she kissed her father, and she slapped me lightly on the shoulder, as far up as she could reach, and dragged me back towards town, where we bought strange meat. <text:s/></text:p>
      <text:p text:style-name="P2"><text:span text:style-name="T3"/></text:p>
      <text:p text:style-name="P2"><text:span text:style-name="T3">There are a number of scratchings of figures and equations, and a mysterious chemical diagram. The scratchings are desperate and panick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7-15T13:50:23.41</meta:creation-date>
    <dc:date>2010-08-13T18:17:56</dc:date>
    <dc:creator>Robert Sherman</dc:creator>
    <meta:editing-duration>PT01H14M02S</meta:editing-duration>
    <meta:editing-cycles>14</meta:editing-cycles>
    <meta:generator>OpenOffice.org/3.2$Unix OpenOffice.org_project/320m18$Build-9502</meta:generator>
    <meta:document-statistic meta:table-count="0" meta:image-count="0" meta:object-count="0" meta:page-count="2" meta:paragraph-count="8" meta:word-count="928" meta:character-count="4968"/>
  </office:meta>
</office:document-meta>
</file>